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fl-10instance-tra-373-1000res--1folds-0.001ridge-50w2vdim-17-09_11:19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6291416230797" calcext:value-type="float">
            <text:p>0.2462914162</text:p>
          </table:table-cell>
          <table:table-cell office:value-type="float" office:value="0.217528912796652" calcext:value-type="float">
            <text:p>0.2175289128</text:p>
          </table:table-cell>
          <table:table-cell office:value-type="float" office:value="0.173480786416443" calcext:value-type="float">
            <text:p>0.1734807864</text:p>
          </table:table-cell>
          <table:table-cell office:value-type="float" office:value="0.262104065138991" calcext:value-type="float">
            <text:p>0.2621040651</text:p>
          </table:table-cell>
          <table:table-cell office:value-type="float" office:value="0.4343163538874" calcext:value-type="float">
            <text:p>0.4343163539</text:p>
          </table:table-cell>
          <table:table-cell office:value-type="float" office:value="0.495666882728062" calcext:value-type="float">
            <text:p>0.4956668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7204718351093" calcext:value-type="float">
            <text:p>0.2472047184</text:p>
          </table:table-cell>
          <table:table-cell office:value-type="float" office:value="0.203531811703855" calcext:value-type="float">
            <text:p>0.2035318117</text:p>
          </table:table-cell>
          <table:table-cell office:value-type="float" office:value="0.175558534405719" calcext:value-type="float">
            <text:p>0.1755585344</text:p>
          </table:table-cell>
          <table:table-cell office:value-type="float" office:value="0.252312555734647" calcext:value-type="float">
            <text:p>0.2523125557</text:p>
          </table:table-cell>
          <table:table-cell office:value-type="float" office:value="0.466487935656837" calcext:value-type="float">
            <text:p>0.4664879357</text:p>
          </table:table-cell>
          <table:table-cell office:value-type="float" office:value="0.498875677442246" calcext:value-type="float">
            <text:p>0.4988756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1266121591844" calcext:value-type="float">
            <text:p>0.2412661216</text:p>
          </table:table-cell>
          <table:table-cell office:value-type="float" office:value="0.196502010260269" calcext:value-type="float">
            <text:p>0.1965020103</text:p>
          </table:table-cell>
          <table:table-cell office:value-type="float" office:value="0.179334226988383" calcext:value-type="float">
            <text:p>0.179334227</text:p>
          </table:table-cell>
          <table:table-cell office:value-type="float" office:value="0.262850082596821" calcext:value-type="float">
            <text:p>0.2628500826</text:p>
          </table:table-cell>
          <table:table-cell office:value-type="float" office:value="0.445040214477212" calcext:value-type="float">
            <text:p>0.4450402145</text:p>
          </table:table-cell>
          <table:table-cell office:value-type="float" office:value="0.496970242545053" calcext:value-type="float">
            <text:p>0.4969702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6818495337602" calcext:value-type="float">
            <text:p>0.2468184953</text:p>
          </table:table-cell>
          <table:table-cell office:value-type="float" office:value="0.219037239303854" calcext:value-type="float">
            <text:p>0.2190372393</text:p>
          </table:table-cell>
          <table:table-cell office:value-type="float" office:value="0.169593386952636" calcext:value-type="float">
            <text:p>0.169593387</text:p>
          </table:table-cell>
          <table:table-cell office:value-type="float" office:value="0.248936893600146" calcext:value-type="float">
            <text:p>0.2489368936</text:p>
          </table:table-cell>
          <table:table-cell office:value-type="float" office:value="0.455764075067024" calcext:value-type="float">
            <text:p>0.4557640751</text:p>
          </table:table-cell>
          <table:table-cell office:value-type="float" office:value="0.498039338752798" calcext:value-type="float">
            <text:p>0.4980393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0275637258656" calcext:value-type="float">
            <text:p>0.2402756373</text:p>
          </table:table-cell>
          <table:table-cell office:value-type="float" office:value="0.192323940738414" calcext:value-type="float">
            <text:p>0.1923239407</text:p>
          </table:table-cell>
          <table:table-cell office:value-type="float" office:value="0.170084897229669" calcext:value-type="float">
            <text:p>0.1700848972</text:p>
          </table:table-cell>
          <table:table-cell office:value-type="float" office:value="0.25721645954556" calcext:value-type="float">
            <text:p>0.2572164595</text:p>
          </table:table-cell>
          <table:table-cell office:value-type="float" office:value="0.420911528150134" calcext:value-type="float">
            <text:p>0.4209115282</text:p>
          </table:table-cell>
          <table:table-cell office:value-type="float" office:value="0.493705391524594" calcext:value-type="float">
            <text:p>0.49370539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7295542342422" calcext:value-type="float">
            <text:p>0.2472955423</text:p>
          </table:table-cell>
          <table:table-cell office:value-type="float" office:value="0.228946685785839" calcext:value-type="float">
            <text:p>0.2289466858</text:p>
          </table:table-cell>
          <table:table-cell office:value-type="float" office:value="0.176407506702413" calcext:value-type="float">
            <text:p>0.1764075067</text:p>
          </table:table-cell>
          <table:table-cell office:value-type="float" office:value="0.255005869745495" calcext:value-type="float">
            <text:p>0.2550058697</text:p>
          </table:table-cell>
          <table:table-cell office:value-type="float" office:value="0.436997319034853" calcext:value-type="float">
            <text:p>0.436997319</text:p>
          </table:table-cell>
          <table:table-cell office:value-type="float" office:value="0.496014780214465" calcext:value-type="float">
            <text:p>0.49601478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5460138923614" calcext:value-type="float">
            <text:p>0.2354601389</text:p>
          </table:table-cell>
          <table:table-cell office:value-type="float" office:value="0.19319507737508" calcext:value-type="float">
            <text:p>0.1931950774</text:p>
          </table:table-cell>
          <table:table-cell office:value-type="float" office:value="0.174731903485255" calcext:value-type="float">
            <text:p>0.1747319035</text:p>
          </table:table-cell>
          <table:table-cell office:value-type="float" office:value="0.255139899659604" calcext:value-type="float">
            <text:p>0.2551398997</text:p>
          </table:table-cell>
          <table:table-cell office:value-type="float" office:value="0.447721179624665" calcext:value-type="float">
            <text:p>0.4477211796</text:p>
          </table:table-cell>
          <table:table-cell office:value-type="float" office:value="0.497259414129249" calcext:value-type="float">
            <text:p>0.49725941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0832497608788" calcext:value-type="float">
            <text:p>0.2408324976</text:p>
          </table:table-cell>
          <table:table-cell office:value-type="float" office:value="0.188739814149075" calcext:value-type="float">
            <text:p>0.1887398141</text:p>
          </table:table-cell>
          <table:table-cell office:value-type="float" office:value="0.174486148346738" calcext:value-type="float">
            <text:p>0.1744861483</text:p>
          </table:table-cell>
          <table:table-cell office:value-type="float" office:value="0.26203159471655" calcext:value-type="float">
            <text:p>0.2620315947</text:p>
          </table:table-cell>
          <table:table-cell office:value-type="float" office:value="0.431635388739946" calcext:value-type="float">
            <text:p>0.4316353887</text:p>
          </table:table-cell>
          <table:table-cell office:value-type="float" office:value="0.495304229668253" calcext:value-type="float">
            <text:p>0.49530422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41571699776046" calcext:value-type="float">
            <text:p>0.2415716998</text:p>
          </table:table-cell>
          <table:table-cell office:value-type="float" office:value="0.242783947172188" calcext:value-type="float">
            <text:p>0.2427839472</text:p>
          </table:table-cell>
          <table:table-cell office:value-type="float" office:value="0.167046470062556" calcext:value-type="float">
            <text:p>0.1670464701</text:p>
          </table:table-cell>
          <table:table-cell office:value-type="float" office:value="0.250256877709347" calcext:value-type="float">
            <text:p>0.2502568777</text:p>
          </table:table-cell>
          <table:table-cell office:value-type="float" office:value="0.431635388739946" calcext:value-type="float">
            <text:p>0.4316353887</text:p>
          </table:table-cell>
          <table:table-cell office:value-type="float" office:value="0.495304229668253" calcext:value-type="float">
            <text:p>0.49530422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8550809310074" calcext:value-type="float">
            <text:p>0.2485508093</text:p>
          </table:table-cell>
          <table:table-cell office:value-type="float" office:value="0.228832059360714" calcext:value-type="float">
            <text:p>0.2288320594</text:p>
          </table:table-cell>
          <table:table-cell office:value-type="float" office:value="0.173033958891868" calcext:value-type="float">
            <text:p>0.1730339589</text:p>
          </table:table-cell>
          <table:table-cell office:value-type="float" office:value="0.261473833153711" calcext:value-type="float">
            <text:p>0.2614738332</text:p>
          </table:table-cell>
          <table:table-cell office:value-type="float" office:value="0.428954423592493" calcext:value-type="float">
            <text:p>0.4289544236</text:p>
          </table:table-cell>
          <table:table-cell office:value-type="float" office:value="0.494926788599006" calcext:value-type="float">
            <text:p>0.49492678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243556707673094" calcext:value-type="float">
            <text:p>0.2435567077</text:p>
          </table:table-cell>
          <table:table-cell/>
          <table:table-cell table:formula="of:=AVERAGE([.D2:.D11])" office:value-type="float" office:value="0.173375781948168" calcext:value-type="float">
            <text:p>0.1733757819</text:p>
          </table:table-cell>
          <table:table-cell/>
          <table:table-cell table:formula="of:=AVERAGE([.F2:.F11])" office:value-type="float" office:value="0.439946380697051" calcext:value-type="float">
            <text:p>0.4399463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.</text:p>
          </table:table-cell>
          <table:table-cell table:formula="of:=STDEV([.B2:.B11])" office:value-type="float" office:value="0.00425929072625337" calcext:value-type="float">
            <text:p>0.0042592907</text:p>
          </table:table-cell>
          <table:table-cell/>
          <table:table-cell table:formula="of:=STDEV([.D2:.D11])" office:value-type="float" office:value="0.00361870605717826" calcext:value-type="float">
            <text:p>0.0036187061</text:p>
          </table:table-cell>
          <table:table-cell/>
          <table:table-cell table:formula="of:=STDEV([.F2:.F11])" office:value-type="float" office:value="0.0137547418468775" calcext:value-type="float">
            <text:p>0.01375474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18:15:11.622778790</dc:date>
    <dc:creator>Surender Kumar</dc:creator>
    <meta:editing-duration>PT53S</meta:editing-duration>
    <meta:editing-cycles>1</meta:editing-cycles>
    <meta:document-statistic meta:table-count="1" meta:cell-count="96" meta:object-count="0"/>
    <meta:generator>LibreOffice/5.1.4.2$Linux_X86_64 LibreOffice_project/10m0$Build-2</meta:generator>
  </office:meta>
</office:document-meta>
</file>